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
      <style:paragraph-properties fo:margin-left="2.194cm" fo:margin-right="0cm" fo:text-indent="0cm" style:auto-text-indent="false" style:page-number="auto"/>
      <style:text-properties fo:font-size="10pt" style:font-size-asian="10pt" style:font-size-complex="10pt"/>
    </style:style>
    <style:style style:name="P2" style:family="paragraph" style:parent-style-name="Standard" style:master-page-name="">
      <style:paragraph-properties fo:margin-left="2.194cm" fo:margin-right="0cm" fo:text-indent="0cm" style:auto-text-indent="false" style:page-number="auto"/>
      <style:text-properties fo:font-size="10pt" fo:font-style="normal" fo:font-weight="bold" style:font-size-asian="10pt" style:font-style-asian="normal" style:font-weight-asian="bold" style:font-size-complex="10pt" style:font-style-complex="normal" style:font-weight-complex="bold"/>
    </style:style>
    <style:style style:name="P3" style:family="paragraph" style:parent-style-name="Standard">
      <style:paragraph-properties fo:margin-left="2.194cm" fo:margin-right="0cm" fo:text-indent="0cm" style:auto-text-indent="false"/>
      <style:text-properties fo:font-size="10pt" style:font-size-asian="10pt" style:font-size-complex="10pt"/>
    </style:style>
    <style:style style:name="P4" style:family="paragraph" style:parent-style-name="Standard">
      <style:paragraph-properties fo:margin-left="3.191cm" fo:margin-right="0cm" fo:text-indent="0cm" style:auto-text-indent="false"/>
      <style:text-properties fo:font-size="10pt" style:font-size-asian="10pt" style:font-size-complex="10pt"/>
    </style:style>
    <style:style style:name="P5" style:family="paragraph" style:parent-style-name="Standard">
      <style:paragraph-properties fo:margin-left="3.191cm" fo:margin-right="0cm" fo:text-indent="0cm" style:auto-text-indent="false"/>
      <style:text-properties fo:font-size="10pt" fo:font-style="normal" style:font-size-asian="10pt" style:font-style-asian="normal" style:font-size-complex="10pt" style:font-style-complex="normal"/>
    </style:style>
    <style:style style:name="P6" style:family="paragraph" style:parent-style-name="Standard">
      <style:paragraph-properties fo:margin-left="3.191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master-page-name="">
      <style:paragraph-properties fo:margin-left="3.191cm" fo:margin-right="0cm" fo:text-indent="0cm" style:auto-text-indent="false" style:page-number="auto"/>
      <style:text-properties fo:font-size="10pt" fo:font-style="normal" style:font-size-asian="10pt" style:font-style-asian="normal" style:font-size-complex="10pt" style:font-style-complex="normal"/>
    </style:style>
    <style:style style:name="P8" style:family="paragraph" style:parent-style-name="Standard" style:master-page-name="">
      <style:paragraph-properties fo:margin-left="3.19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master-page-name="">
      <style:paragraph-properties fo:margin-left="2.21cm" fo:margin-right="0cm" fo:text-indent="0cm" style:auto-text-indent="false" style:page-number="auto"/>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master-page-name="">
      <style:paragraph-properties fo:margin-left="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2.21cm" fo:margin-right="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fo:margin-left="2.21cm" fo:margin-right="0cm" fo:text-indent="0cm" style:auto-text-indent="false"/>
      <style:text-properties fo:font-size="10pt" fo:font-style="normal" fo:font-weight="bold" fo:background-color="transparent" style:font-size-asian="10pt" style:font-style-asian="normal" style:font-weight-asian="bold" style:font-size-complex="10pt" style:font-style-complex="normal" style:font-weight-complex="bold"/>
    </style:style>
    <style:style style:name="P13"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text-properties fo:font-size="10pt" fo:font-style="italic" style:font-size-asian="10pt" style:font-style-asian="italic" style:font-size-complex="10pt" style:font-style-complex="italic"/>
    </style:style>
    <style:style style:name="P17"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18" style:family="paragraph" style:parent-style-name="Standard" style:master-page-name="">
      <style:paragraph-properties fo:margin-left="3.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3.221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text-properties fo:font-size="18pt" fo:font-weight="bold"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P22"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23" style:family="paragraph" style:parent-style-name="Standard" style:list-style-name="L2">
      <style:text-properties fo:font-size="10pt" style:font-size-asian="10pt" style:font-size-complex="10pt"/>
    </style:style>
    <style:style style:name="P24" style:family="paragraph" style:parent-style-name="Standard" style:list-style-name="L3">
      <style:text-properties fo:font-size="10pt" style:font-size-asian="10pt" style:font-size-complex="10pt"/>
    </style:style>
    <style:style style:name="P25" style:family="paragraph" style:parent-style-name="Standard" style:list-style-name="L5">
      <style:text-properties fo:font-size="10pt" style:font-size-asian="10pt" style:font-size-complex="10pt"/>
    </style:style>
    <style:style style:name="P26" style:family="paragraph" style:parent-style-name="Standard" style:list-style-name="L7">
      <style:text-properties fo:font-size="10pt" style:font-size-asian="10pt" style:font-size-complex="10pt"/>
    </style:style>
    <style:style style:name="P27" style:family="paragraph" style:parent-style-name="Standard" style:list-style-name="L4">
      <style:text-properties fo:font-size="10pt" fo:font-weight="bold" style:font-size-asian="10pt" style:font-weight-asian="bold" style:font-size-complex="10pt" style:font-weight-complex="bold"/>
    </style:style>
    <style:style style:name="P28"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29" style:family="paragraph" style:parent-style-name="Standard" style:list-style-name="L6">
      <style:text-properties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list-style-name="L8">
      <style:text-properties fo:font-size="10pt" fo:font-style="normal" fo:font-weight="bold" style:font-size-asian="10pt" style:font-style-asian="normal" style:font-weight-asian="bold" style:font-size-complex="10pt" style:font-style-complex="normal" style:font-weight-complex="bold"/>
    </style:style>
    <style:style style:name="P31" style:family="paragraph" style:parent-style-name="Standard" style:list-style-name="L9">
      <style:text-properties fo:font-size="10pt" fo:font-style="normal" fo:font-weight="bold" style:font-size-asian="10pt" style:font-style-asian="normal" style:font-weight-asian="bold" style:font-size-complex="10pt" style:font-style-complex="normal" style:font-weight-complex="bold"/>
    </style:style>
    <style:style style:name="P32" style:family="paragraph" style:parent-style-name="Standard" style:list-style-name="L10">
      <style:text-properties fo:font-size="10pt" fo:font-style="normal" fo:font-weight="bold" style:font-size-asian="10pt" style:font-style-asian="normal" style:font-weight-asian="bold" style:font-size-complex="10pt" style:font-style-complex="normal" style:font-weight-complex="bold"/>
    </style:style>
    <style:style style:name="P33" style:family="paragraph" style:parent-style-name="Standard" style:list-style-name="L11">
      <style:text-properties fo:font-size="10pt" fo:font-style="normal" fo:font-weight="bold" style:font-size-asian="10pt" style:font-style-asian="normal" style:font-weight-asian="bold" style:font-size-complex="10pt" style:font-style-complex="normal" style:font-weight-complex="bold"/>
    </style:style>
    <style:style style:name="P34" style:family="paragraph" style:parent-style-name="Standard" style:list-style-name="L12">
      <style:text-properties fo:font-size="10pt" fo:font-style="normal" fo:font-weight="bold" style:font-size-asian="10pt" style:font-style-asian="normal" style:font-weight-asian="bold" style:font-size-complex="10pt" style:font-style-complex="normal" style:font-weight-complex="bold"/>
    </style:style>
    <style:style style:name="P35" style:family="paragraph" style:parent-style-name="Standard" style:list-style-name="L13">
      <style:text-properties fo:font-size="10pt" fo:font-style="normal" fo:font-weight="bold" style:font-size-asian="10pt" style:font-style-asian="normal" style:font-weight-asian="bold" style:font-size-complex="10pt" style:font-style-complex="normal" style:font-weight-complex="bold"/>
    </style:style>
    <style:style style:name="P36" style:family="paragraph" style:parent-style-name="Standard" style:list-style-name="L14">
      <style:text-properties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Standard" style:list-style-name="L16">
      <style:text-properties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Standard" style:list-style-name="L17">
      <style:text-properties fo:font-size="10pt" fo:font-style="normal" fo:font-weight="bold" style:font-size-asian="10pt" style:font-style-asian="normal" style:font-weight-asian="bold" style:font-size-complex="10pt" style:font-style-complex="normal" style:font-weight-complex="bold"/>
    </style:style>
    <style:style style:name="P39" style:family="paragraph" style:parent-style-name="Standard" style:list-style-name="L18">
      <style:text-properties fo:font-size="10pt" fo:font-style="normal" fo:font-weight="bold" style:font-size-asian="10pt" style:font-style-asian="normal" style:font-weight-asian="bold" style:font-size-complex="10pt" style:font-style-complex="normal" style:font-weight-complex="bold"/>
    </style:style>
    <style:style style:name="P40" style:family="paragraph" style:parent-style-name="Standard" style:list-style-name="L19">
      <style:text-properties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Standard" style:list-style-name="L20">
      <style:text-properties fo:font-size="10pt" fo:font-style="normal" fo:font-weight="bold" style:font-size-asian="10pt" style:font-style-asian="normal" style:font-weight-asian="bold" style:font-size-complex="10pt" style:font-style-complex="normal" style:font-weight-complex="bold"/>
    </style:style>
    <style:style style:name="P42" style:family="paragraph" style:parent-style-name="Standard" style:list-style-name="L21">
      <style:text-properties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Standard" style:list-style-name="L22">
      <style:text-properties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list-style-name="L23">
      <style:text-properties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list-style-name="L24">
      <style:text-properties fo:font-size="10pt" fo:font-style="normal" fo:font-weight="bold" style:font-size-asian="10pt" style:font-style-asian="normal" style:font-weight-asian="bold" style:font-size-complex="10pt" style:font-style-complex="normal" style:font-weight-complex="bold"/>
    </style:style>
    <style:style style:name="P46" style:family="paragraph" style:parent-style-name="Standard" style:list-style-name="L25">
      <style:text-properties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Standard" style:list-style-name="L26">
      <style:text-properties fo:font-size="10pt" fo:font-style="normal" fo:font-weight="bold" style:font-size-asian="10pt" style:font-style-asian="normal" style:font-weight-asian="bold" style:font-size-complex="10pt" style:font-style-complex="normal" style:font-weight-complex="bold"/>
    </style:style>
    <style:style style:name="P48" style:family="paragraph" style:parent-style-name="Standard" style:list-style-name="L27">
      <style:text-properties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Standard" style:list-style-name="L28">
      <style:text-properties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Standard" style:list-style-name="L29">
      <style:text-properties fo:font-size="10pt" fo:font-style="normal" fo:font-weight="bold" style:font-size-asian="10pt" style:font-style-asian="normal" style:font-weight-asian="bold" style:font-size-complex="10pt" style:font-style-complex="normal" style:font-weight-complex="bold"/>
    </style:style>
    <style:style style:name="P51" style:family="paragraph" style:parent-style-name="Standard" style:list-style-name="L30">
      <style:text-properties fo:font-size="10pt" fo:font-style="normal" fo:font-weight="bold" style:font-size-asian="10pt" style:font-style-asian="normal" style:font-weight-asian="bold" style:font-size-complex="10pt" style:font-style-complex="normal" style:font-weight-complex="bold"/>
    </style:style>
    <style:style style:name="P52" style:family="paragraph" style:parent-style-name="Standard" style:list-style-name="L31">
      <style:text-properties fo:font-size="10pt" fo:font-style="normal" fo:font-weight="bold" style:font-size-asian="10pt" style:font-style-asian="normal" style:font-weight-asian="bold" style:font-size-complex="10pt" style:font-style-complex="normal" style:font-weight-complex="bold"/>
    </style:style>
    <style:style style:name="P53" style:family="paragraph" style:parent-style-name="Standard" style:list-style-name="L32">
      <style:text-properties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Standard" style:list-style-name="L33">
      <style:text-properties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Standard" style:list-style-name="L34">
      <style:text-properties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Standard" style:list-style-name="L35">
      <style:text-properties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list-style-name="L36">
      <style:text-properties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Standard" style:list-style-name="L37">
      <style:text-properties fo:font-size="10pt" fo:font-style="normal" fo:font-weight="bold" style:font-size-asian="10pt" style:font-style-asian="normal" style:font-weight-asian="bold" style:font-size-complex="10pt" style:font-style-complex="normal" style:font-weight-complex="bold"/>
    </style:style>
    <style:style style:name="P59" style:family="paragraph" style:parent-style-name="Standard" style:list-style-name="L38">
      <style:text-properties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list-style-name="L39">
      <style:text-properties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Standard" style:list-style-name="L40">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62" style:family="paragraph" style:parent-style-name="Standard" style:list-style-name="L41">
      <style:text-properties fo:font-size="10pt" fo:font-style="normal" fo:font-weight="bold" style:font-size-asian="10pt" style:font-style-asian="normal" style:font-weight-asian="bold" style:font-size-complex="10pt" style:font-style-complex="normal" style:font-weight-complex="bold"/>
    </style:style>
    <style:style style:name="P63" style:family="paragraph" style:parent-style-name="Standard" style:list-style-name="L42">
      <style:text-properties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list-style-name="L43">
      <style:text-properties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list-style-name="L44">
      <style:text-properties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Standard" style:list-style-name="L45">
      <style:text-properties fo:font-size="10pt" fo:font-style="normal" fo:font-weight="bold" style:font-size-asian="10pt" style:font-style-asian="normal" style:font-weight-asian="bold" style:font-size-complex="10pt" style:font-style-complex="normal" style:font-weight-complex="bold"/>
    </style:style>
    <style:style style:name="P67" style:family="paragraph" style:parent-style-name="Standard" style:list-style-name="L46">
      <style:text-properties fo:font-size="10pt" fo:font-style="normal" fo:font-weight="bold" style:font-size-asian="10pt" style:font-style-asian="normal" style:font-weight-asian="bold" style:font-size-complex="10pt" style:font-style-complex="normal" style:font-weight-complex="bold"/>
    </style:style>
    <style:style style:name="P68" style:family="paragraph" style:parent-style-name="Standard" style:list-style-name="L47">
      <style:text-properties fo:font-size="10pt" fo:font-style="normal" fo:font-weight="bold" style:font-size-asian="10pt" style:font-style-asian="normal" style:font-weight-asian="bold" style:font-size-complex="10pt" style:font-style-complex="normal" style:font-weight-complex="bold"/>
    </style:style>
    <style:style style:name="P69" style:family="paragraph" style:parent-style-name="Standard" style:list-style-name="L48">
      <style:text-properties fo:font-size="10pt" fo:font-style="normal" fo:font-weight="bold" style:font-size-asian="10pt" style:font-style-asian="normal" style:font-weight-asian="bold" style:font-size-complex="10pt" style:font-style-complex="normal" style:font-weight-complex="bold"/>
    </style:style>
    <style:style style:name="P70" style:family="paragraph" style:parent-style-name="Standard" style:list-style-name="L49">
      <style:text-properties fo:font-size="10pt" fo:font-style="normal" fo:font-weight="bold" style:font-size-asian="10pt" style:font-style-asian="normal" style:font-weight-asian="bold" style:font-size-complex="10pt" style:font-style-complex="normal" style:font-weight-complex="bold"/>
    </style:style>
    <style:style style:name="P71" style:family="paragraph" style:parent-style-name="Standard" style:list-style-name="L50">
      <style:text-properties fo:font-size="10pt" fo:font-style="normal" fo:font-weight="bold" style:font-size-asian="10pt" style:font-style-asian="normal" style:font-weight-asian="bold" style:font-size-complex="10pt" style:font-style-complex="normal" style:font-weight-complex="bold"/>
    </style:style>
    <style:style style:name="P72" style:family="paragraph" style:parent-style-name="Standard" style:list-style-name="L51">
      <style:text-properties fo:font-size="10pt" fo:font-style="normal" fo:font-weight="bold" style:font-size-asian="10pt" style:font-style-asian="normal" style:font-weight-asian="bold" style:font-size-complex="10pt" style:font-style-complex="normal" style:font-weight-complex="bold"/>
    </style:style>
    <style:style style:name="P73" style:family="paragraph" style:parent-style-name="Standard" style:list-style-name="L52">
      <style:text-properties fo:font-size="10pt" fo:font-style="normal" fo:font-weight="bold" style:font-size-asian="10pt" style:font-style-asian="normal" style:font-weight-asian="bold" style:font-size-complex="10pt" style:font-style-complex="normal" style:font-weight-complex="bold"/>
    </style:style>
    <style:style style:name="P74" style:family="paragraph" style:parent-style-name="Standard" style:list-style-name="L53">
      <style:text-properties fo:font-size="10pt" fo:font-style="normal" fo:font-weight="bold" style:font-size-asian="10pt" style:font-style-asian="normal" style:font-weight-asian="bold" style:font-size-complex="10pt" style:font-style-complex="normal" style:font-weight-complex="bold"/>
    </style:style>
    <style:style style:name="P75" style:family="paragraph" style:parent-style-name="Standard" style:list-style-name="L54">
      <style:text-properties fo:font-size="10pt" fo:font-style="normal" fo:font-weight="bold" style:font-size-asian="10pt" style:font-style-asian="normal" style:font-weight-asian="bold" style:font-size-complex="10pt" style:font-style-complex="normal" style:font-weight-complex="bold"/>
    </style:style>
    <style:style style:name="P76" style:family="paragraph" style:parent-style-name="Standard" style:list-style-name="L55">
      <style:text-properties fo:font-size="10pt" fo:font-style="normal" fo:font-weight="bold" style:font-size-asian="10pt" style:font-style-asian="normal" style:font-weight-asian="bold" style:font-size-complex="10pt" style:font-style-complex="normal" style:font-weight-complex="bold"/>
    </style:style>
    <style:style style:name="P77" style:family="paragraph" style:parent-style-name="Standard" style:list-style-name="L56">
      <style:text-properties fo:font-size="10pt" fo:font-style="normal" fo:font-weight="bold" style:font-size-asian="10pt" style:font-style-asian="normal" style:font-weight-asian="bold" style:font-size-complex="10pt" style:font-style-complex="normal" style:font-weight-complex="bold"/>
    </style:style>
    <style:style style:name="P78" style:family="paragraph" style:parent-style-name="Standard" style:list-style-name="L57">
      <style:text-properties fo:font-size="10pt" fo:font-style="normal" fo:font-weight="bold" style:font-size-asian="10pt" style:font-style-asian="normal" style:font-weight-asian="bold" style:font-size-complex="10pt" style:font-style-complex="normal" style:font-weight-complex="bold"/>
    </style:style>
    <style:style style:name="P79" style:family="paragraph" style:parent-style-name="Standard" style:list-style-name="L64">
      <style:text-properties fo:font-size="10pt" fo:font-style="normal" fo:font-weight="bold" style:font-size-asian="10pt" style:font-style-asian="normal" style:font-weight-asian="bold" style:font-size-complex="10pt" style:font-style-complex="normal" style:font-weight-complex="bold"/>
    </style:style>
    <style:style style:name="P80" style:family="paragraph" style:parent-style-name="Standard" style:list-style-name="L65">
      <style:text-properties fo:font-size="10pt" fo:font-style="normal" fo:font-weight="bold" style:font-size-asian="10pt" style:font-style-asian="normal" style:font-weight-asian="bold" style:font-size-complex="10pt" style:font-style-complex="normal" style:font-weight-complex="bold"/>
    </style:style>
    <style:style style:name="P81" style:family="paragraph" style:parent-style-name="Standard" style:list-style-name="L66">
      <style:text-properties fo:font-size="10pt" fo:font-style="normal" fo:font-weight="bold" style:font-size-asian="10pt" style:font-style-asian="normal" style:font-weight-asian="bold" style:font-size-complex="10pt" style:font-style-complex="normal" style:font-weight-complex="bold"/>
    </style:style>
    <style:style style:name="P82" style:family="paragraph" style:parent-style-name="Standard" style:list-style-name="L67">
      <style:text-properties fo:font-size="10pt" fo:font-style="normal" fo:font-weight="bold" style:font-size-asian="10pt" style:font-style-asian="normal" style:font-weight-asian="bold" style:font-size-complex="10pt" style:font-style-complex="normal" style:font-weight-complex="bold"/>
    </style:style>
    <style:style style:name="P83" style:family="paragraph" style:parent-style-name="Standard" style:list-style-name="L68">
      <style:text-properties fo:font-size="10pt" fo:font-style="normal" fo:font-weight="bold" style:font-size-asian="10pt" style:font-style-asian="normal" style:font-weight-asian="bold" style:font-size-complex="10pt" style:font-style-complex="normal" style:font-weight-complex="bold"/>
    </style:style>
    <style:style style:name="P84" style:family="paragraph" style:parent-style-name="Standard" style:list-style-name="L69">
      <style:text-properties fo:font-size="10pt" fo:font-style="normal" fo:font-weight="bold" style:font-size-asian="10pt" style:font-style-asian="normal" style:font-weight-asian="bold" style:font-size-complex="10pt" style:font-style-complex="normal" style:font-weight-complex="bold"/>
    </style:style>
    <style:style style:name="P85" style:family="paragraph" style:parent-style-name="Standard" style:list-style-name="L70">
      <style:text-properties fo:font-size="10pt" fo:font-style="normal" fo:font-weight="bold" style:font-size-asian="10pt" style:font-style-asian="normal" style:font-weight-asian="bold" style:font-size-complex="10pt" style:font-style-complex="normal" style:font-weight-complex="bold"/>
    </style:style>
    <style:style style:name="P86" style:family="paragraph" style:parent-style-name="Standard" style:list-style-name="L71">
      <style:text-properties fo:font-size="10pt" fo:font-style="normal" fo:font-weight="bold" style:font-size-asian="10pt" style:font-style-asian="normal" style:font-weight-asian="bold" style:font-size-complex="10pt" style:font-style-complex="normal" style:font-weight-complex="bold"/>
    </style:style>
    <style:style style:name="P87" style:family="paragraph" style:parent-style-name="Standard" style:list-style-name="L72">
      <style:text-properties fo:font-size="10pt" fo:font-style="normal" fo:font-weight="bold" style:font-size-asian="10pt" style:font-style-asian="normal" style:font-weight-asian="bold" style:font-size-complex="10pt" style:font-style-complex="normal" style:font-weight-complex="bold"/>
    </style:style>
    <style:style style:name="P88" style:family="paragraph" style:parent-style-name="Standard" style:list-style-name="L73">
      <style:text-properties fo:font-size="10pt" fo:font-style="normal" fo:font-weight="bold" style:font-size-asian="10pt" style:font-style-asian="normal" style:font-weight-asian="bold" style:font-size-complex="10pt" style:font-style-complex="normal" style:font-weight-complex="bold"/>
    </style:style>
    <style:style style:name="P89" style:family="paragraph" style:parent-style-name="Standard" style:list-style-name="L74">
      <style:text-properties fo:font-size="10pt"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list-style-name="L75">
      <style:text-properties fo:font-size="10pt" fo:font-style="normal" fo:font-weight="bold" style:font-size-asian="10pt" style:font-style-asian="normal" style:font-weight-asian="bold" style:font-size-complex="10pt" style:font-style-complex="normal" style:font-weight-complex="bold"/>
    </style:style>
    <style:style style:name="P91" style:family="paragraph" style:parent-style-name="Standard" style:list-style-name="L76">
      <style:text-properties fo:font-size="10pt" fo:font-style="normal" fo:font-weight="bold" style:font-size-asian="10pt" style:font-style-asian="normal" style:font-weight-asian="bold" style:font-size-complex="10pt" style:font-style-complex="normal" style:font-weight-complex="bold"/>
    </style:style>
    <style:style style:name="P92" style:family="paragraph" style:parent-style-name="Standard" style:list-style-name="L77">
      <style:text-properties fo:font-size="10pt" fo:font-style="normal" fo:font-weight="bold" style:font-size-asian="10pt" style:font-style-asian="normal" style:font-weight-asian="bold" style:font-size-complex="10pt" style:font-style-complex="normal" style:font-weight-complex="bold"/>
    </style:style>
    <style:style style:name="P93" style:family="paragraph" style:parent-style-name="Standard" style:list-style-name="L78">
      <style:text-properties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list-style-name="L79">
      <style:text-properties fo:font-size="10pt" fo:font-style="normal" fo:font-weight="bold" style:font-size-asian="10pt" style:font-style-asian="normal" style:font-weight-asian="bold" style:font-size-complex="10pt" style:font-style-complex="normal" style:font-weight-complex="bold"/>
    </style:style>
    <style:style style:name="P95" style:family="paragraph" style:parent-style-name="Standard" style:list-style-name="L80">
      <style:text-properties fo:font-size="10pt"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list-style-name="L81">
      <style:text-properties fo:font-size="10pt" fo:font-style="normal" fo:font-weight="bold" style:font-size-asian="10pt" style:font-style-asian="normal" style:font-weight-asian="bold" style:font-size-complex="10pt" style:font-style-complex="normal" style:font-weight-complex="bold"/>
    </style:style>
    <style:style style:name="P97" style:family="paragraph" style:parent-style-name="Standard" style:list-style-name="L82">
      <style:text-properties fo:font-size="10pt" fo:font-style="normal" fo:font-weight="bold" style:font-size-asian="10pt" style:font-style-asian="normal" style:font-weight-asian="bold" style:font-size-complex="10pt" style:font-style-complex="normal" style:font-weight-complex="bold"/>
    </style:style>
    <style:style style:name="P98" style:family="paragraph" style:parent-style-name="Standard" style:list-style-name="L83">
      <style:text-properties fo:font-size="10pt" fo:font-style="normal" fo:font-weight="bold" style:font-size-asian="10pt" style:font-style-asian="normal" style:font-weight-asian="bold" style:font-size-complex="10pt" style:font-style-complex="normal" style:font-weight-complex="bold"/>
    </style:style>
    <style:style style:name="P99" style:family="paragraph" style:parent-style-name="Standard" style:list-style-name="L84">
      <style:text-properties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list-style-name="L85">
      <style:text-properties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list-style-name="L86">
      <style:text-properties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list-style-name="L87">
      <style:text-properties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list-style-name="L88">
      <style:text-properties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list-style-name="L89">
      <style:text-properties fo:font-size="10pt"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list-style-name="L90">
      <style:text-properties fo:font-size="10pt" fo:font-style="normal" fo:font-weight="bold" style:font-size-asian="10pt" style:font-style-asian="normal" style:font-weight-asian="bold" style:font-size-complex="10pt" style:font-style-complex="normal" style:font-weight-complex="bold"/>
    </style:style>
    <style:style style:name="P106" style:family="paragraph" style:parent-style-name="Standard" style:list-style-name="L91">
      <style:text-properties fo:font-size="10pt" fo:font-style="normal" fo:font-weight="bold" style:font-size-asian="10pt" style:font-style-asian="normal" style:font-weight-asian="bold" style:font-size-complex="10pt" style:font-style-complex="normal" style:font-weight-complex="bold"/>
    </style:style>
    <style:style style:name="P107" style:family="paragraph" style:parent-style-name="Standard" style:list-style-name="L92">
      <style:text-properties fo:font-size="10pt" fo:font-style="normal" fo:font-weight="bold" style:font-size-asian="10pt" style:font-style-asian="normal" style:font-weight-asian="bold" style:font-size-complex="10pt" style:font-style-complex="normal" style:font-weight-complex="bold"/>
    </style:style>
    <style:style style:name="P108" style:family="paragraph" style:parent-style-name="Standard" style:list-style-name="L93">
      <style:text-properties fo:font-size="10pt" fo:font-style="normal" fo:font-weight="bold" style:font-size-asian="10pt" style:font-style-asian="normal" style:font-weight-asian="bold" style:font-size-complex="10pt" style:font-style-complex="normal" style:font-weight-complex="bold"/>
    </style:style>
    <style:style style:name="P109" style:family="paragraph" style:parent-style-name="Standard" style:list-style-name="L94">
      <style:text-properties fo:font-size="10pt" fo:font-style="normal" fo:font-weight="bold" style:font-size-asian="10pt" style:font-style-asian="normal" style:font-weight-asian="bold" style:font-size-complex="10pt" style:font-style-complex="normal" style:font-weight-complex="bold"/>
    </style:style>
    <style:style style:name="P110" style:family="paragraph" style:parent-style-name="Standard" style:list-style-name="L95">
      <style:text-properties fo:font-size="10pt" fo:font-style="normal" fo:font-weight="bold" style:font-size-asian="10pt" style:font-style-asian="normal" style:font-weight-asian="bold" style:font-size-complex="10pt" style:font-style-complex="normal" style:font-weight-complex="bold"/>
    </style:style>
    <style:style style:name="P111" style:family="paragraph" style:parent-style-name="Standard" style:list-style-name="L96">
      <style:text-properties fo:font-size="10pt" fo:font-style="normal" fo:font-weight="bold" style:font-size-asian="10pt" style:font-style-asian="normal" style:font-weight-asian="bold" style:font-size-complex="10pt" style:font-style-complex="normal" style:font-weight-complex="bold"/>
    </style:style>
    <style:style style:name="P112" style:family="paragraph" style:parent-style-name="Standard" style:list-style-name="L97">
      <style:text-properties fo:font-size="10pt" fo:font-style="normal" fo:font-weight="bold" style:font-size-asian="10pt" style:font-style-asian="normal" style:font-weight-asian="bold" style:font-size-complex="10pt" style:font-style-complex="normal" style:font-weight-complex="bold"/>
    </style:style>
    <style:style style:name="P113" style:family="paragraph" style:parent-style-name="Standard" style:list-style-name="L98">
      <style:text-properties fo:font-size="10pt" fo:font-style="normal" fo:font-weight="bold" style:font-size-asian="10pt" style:font-style-asian="normal" style:font-weight-asian="bold" style:font-size-complex="10pt" style:font-style-complex="normal" style:font-weight-complex="bold"/>
    </style:style>
    <style:style style:name="P114" style:family="paragraph" style:parent-style-name="Standard" style:list-style-name="L99">
      <style:text-properties fo:font-size="10pt" fo:font-style="normal" fo:font-weight="bold" style:font-size-asian="10pt" style:font-style-asian="normal" style:font-weight-asian="bold" style:font-size-complex="10pt" style:font-style-complex="normal" style:font-weight-complex="bold"/>
    </style:style>
    <style:style style:name="P115" style:family="paragraph" style:parent-style-name="Standard" style:list-style-name="L100">
      <style:text-properties fo:font-size="10pt" fo:font-style="normal" fo:font-weight="bold" style:font-size-asian="10pt" style:font-style-asian="normal" style:font-weight-asian="bold" style:font-size-complex="10pt" style:font-style-complex="normal" style:font-weight-complex="bold"/>
    </style:style>
    <style:style style:name="P116" style:family="paragraph" style:parent-style-name="Standard" style:list-style-name="L101">
      <style:text-properties fo:font-size="10pt" fo:font-style="normal" fo:font-weight="bold" style:font-size-asian="10pt" style:font-style-asian="normal" style:font-weight-asian="bold" style:font-size-complex="10pt" style:font-style-complex="normal" style:font-weight-complex="bold"/>
    </style:style>
    <style:style style:name="P117" style:family="paragraph" style:parent-style-name="Standard" style:list-style-name="L102">
      <style:text-properties fo:font-size="10pt" fo:font-style="normal" fo:font-weight="bold" style:font-size-asian="10pt" style:font-style-asian="normal" style:font-weight-asian="bold" style:font-size-complex="10pt" style:font-style-complex="normal" style:font-weight-complex="bold"/>
    </style:style>
    <style:style style:name="P118" style:family="paragraph" style:parent-style-name="Standard" style:list-style-name="L103">
      <style:text-properties fo:font-size="10pt" fo:font-style="normal" fo:font-weight="bold" style:font-size-asian="10pt" style:font-style-asian="normal" style:font-weight-asian="bold" style:font-size-complex="10pt" style:font-style-complex="normal" style:font-weight-complex="bold"/>
    </style:style>
    <style:style style:name="P119" style:family="paragraph" style:parent-style-name="Standard" style:list-style-name="L104">
      <style:text-properties fo:font-size="10pt" fo:font-style="normal" fo:font-weight="bold" style:font-size-asian="10pt" style:font-style-asian="normal" style:font-weight-asian="bold" style:font-size-complex="10pt" style:font-style-complex="normal" style:font-weight-complex="bold"/>
    </style:style>
    <style:style style:name="P120" style:family="paragraph" style:parent-style-name="Standard" style:list-style-name="L105">
      <style:text-properties fo:font-size="10pt" fo:font-style="normal" fo:font-weight="bold" style:font-size-asian="10pt" style:font-style-asian="normal" style:font-weight-asian="bold" style:font-size-complex="10pt" style:font-style-complex="normal" style:font-weight-complex="bold"/>
    </style:style>
    <style:style style:name="P121" style:family="paragraph" style:parent-style-name="Standard" style:list-style-name="L106">
      <style:text-properties fo:font-size="10pt" fo:font-style="normal" fo:font-weight="bold" style:font-size-asian="10pt" style:font-style-asian="normal" style:font-weight-asian="bold" style:font-size-complex="10pt" style:font-style-complex="normal" style:font-weight-complex="bold"/>
    </style:style>
    <style:style style:name="P122" style:family="paragraph" style:parent-style-name="Standard" style:list-style-name="L107">
      <style:text-properties fo:font-size="10pt" fo:font-style="normal" fo:font-weight="bold" style:font-size-asian="10pt" style:font-style-asian="normal" style:font-weight-asian="bold" style:font-size-complex="10pt" style:font-style-complex="normal" style:font-weight-complex="bold"/>
    </style:style>
    <style:style style:name="P123" style:family="paragraph" style:parent-style-name="Standard" style:list-style-name="L108">
      <style:text-properties fo:font-size="10pt" fo:font-style="normal" fo:font-weight="bold" style:font-size-asian="10pt" style:font-style-asian="normal" style:font-weight-asian="bold" style:font-size-complex="10pt" style:font-style-complex="normal" style:font-weight-complex="bold"/>
    </style:style>
    <style:style style:name="P124" style:family="paragraph" style:parent-style-name="Standard" style:list-style-name="L109">
      <style:text-properties fo:font-size="10pt" fo:font-style="normal" fo:font-weight="bold" style:font-size-asian="10pt" style:font-style-asian="normal" style:font-weight-asian="bold" style:font-size-complex="10pt" style:font-style-complex="normal" style:font-weight-complex="bold"/>
    </style:style>
    <style:style style:name="P125" style:family="paragraph" style:parent-style-name="Standard" style:list-style-name="L110">
      <style:text-properties fo:font-size="10pt" fo:font-style="normal" fo:font-weight="bold" style:font-size-asian="10pt" style:font-style-asian="normal" style:font-weight-asian="bold" style:font-size-complex="10pt" style:font-style-complex="normal" style:font-weight-complex="bold"/>
    </style:style>
    <style:style style:name="P126" style:family="paragraph" style:parent-style-name="Standard" style:list-style-name="L111">
      <style:text-properties fo:font-size="10pt" fo:font-style="normal" fo:font-weight="bold" style:font-size-asian="10pt" style:font-style-asian="normal" style:font-weight-asian="bold" style:font-size-complex="10pt" style:font-style-complex="normal" style:font-weight-complex="bold"/>
    </style:style>
    <style:style style:name="P127" style:family="paragraph" style:parent-style-name="Standard" style:list-style-name="L112">
      <style:text-properties fo:font-size="10pt" fo:font-style="normal" fo:font-weight="bold" style:font-size-asian="10pt" style:font-style-asian="normal" style:font-weight-asian="bold" style:font-size-complex="10pt" style:font-style-complex="normal" style:font-weight-complex="bold"/>
    </style:style>
    <style:style style:name="P128" style:family="paragraph" style:parent-style-name="Standard" style:list-style-name="L113">
      <style:text-properties fo:font-size="10pt" fo:font-style="normal" fo:font-weight="bold" style:font-size-asian="10pt" style:font-style-asian="normal" style:font-weight-asian="bold" style:font-size-complex="10pt" style:font-style-complex="normal" style:font-weight-complex="bold"/>
    </style:style>
    <style:style style:name="P129" style:family="paragraph" style:parent-style-name="Standard" style:list-style-name="L114">
      <style:text-properties fo:font-size="10pt" fo:font-style="normal" fo:font-weight="bold" style:font-size-asian="10pt" style:font-style-asian="normal" style:font-weight-asian="bold" style:font-size-complex="10pt" style:font-style-complex="normal" style:font-weight-complex="bold"/>
    </style:style>
    <style:style style:name="P130"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132" style:family="paragraph" style:parent-style-name="Standard">
      <style:text-properties fo:font-size="10pt" fo:font-style="italic" style:font-size-asian="10pt" style:font-style-asian="italic" style:font-size-complex="10pt" style:font-style-complex="italic"/>
    </style:style>
    <style:style style:name="P133" style:family="paragraph" style:parent-style-name="Standard">
      <style:text-properties fo:font-size="12pt" fo:font-weight="bold" style:font-size-asian="12pt" style:font-weight-asian="bold" style:font-size-complex="12pt" style:font-weight-complex="bold"/>
    </style:style>
    <style:style style:name="P13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2.21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Standard" style:master-page-name="">
      <style:paragraph-properties fo:margin-left="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Standard" style:master-page-name="">
      <style:paragraph-properties fo:margin-left="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Standard" style:master-page-name="">
      <style:paragraph-properties fo:margin-left="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Standard" style:master-page-name="">
      <style:paragraph-properties fo:margin-left="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Standard" style:master-page-name="">
      <style:paragraph-properties fo:margin-left="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Standard" style:master-page-name="">
      <style:paragraph-properties fo:margin-left="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Standard" style:master-page-name="">
      <style:paragraph-properties fo:margin-left="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43" style:family="paragraph" style:parent-style-name="Standard" style:master-page-name="">
      <style:paragraph-properties fo:margin-left="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44" style:family="paragraph" style:parent-style-name="Standard">
      <style:paragraph-properties fo:margin-left="3.221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45" style:family="paragraph" style:parent-style-name="Standard">
      <style:paragraph-properties fo:margin-left="3.221cm" fo:margin-right="0cm" fo:text-indent="0cm" style:auto-text-indent="false"/>
      <style:text-properties fo:font-size="10pt" fo:font-style="normal" fo:font-weight="normal" fo:background-color="#ffff00" style:font-size-asian="10pt" style:font-style-asian="normal" style:font-weight-asian="normal" style:font-size-complex="10pt" style:font-style-complex="normal" style:font-weight-complex="normal"/>
    </style:style>
    <style:style style:name="P146" style:family="paragraph" style:parent-style-name="Standard" style:master-page-name="">
      <style:paragraph-properties fo:margin-left="3.221cm" fo:margin-right="0cm"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147" style:family="paragraph" style:parent-style-name="Standard" style:master-page-name="">
      <style:paragraph-properties fo:margin-left="3.191cm" fo:margin-right="0cm" fo:text-indent="0cm" style:auto-text-indent="false" style:page-number="auto"/>
      <style:text-properties fo:font-size="10pt" fo:font-style="normal" style:font-size-asian="10pt" style:font-style-asian="normal" style:font-size-complex="10pt" style:font-style-complex="normal"/>
    </style:style>
    <style:style style:name="P148" style:family="paragraph" style:parent-style-name="Standard">
      <style:paragraph-properties fo:margin-left="3.191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49" style:family="paragraph" style:parent-style-name="Standard">
      <style:paragraph-properties fo:margin-left="3.191cm" fo:margin-right="0cm" fo:text-indent="0cm" style:auto-text-indent="false"/>
      <style:text-properties fo:font-size="10pt" fo:font-style="normal" style:font-size-asian="10pt" style:font-style-asian="normal" style:font-size-complex="10pt" style:font-style-complex="normal"/>
    </style:style>
    <style:style style:name="P150" style:family="paragraph" style:parent-style-name="Standard">
      <style:paragraph-properties fo:margin-left="3.191cm" fo:margin-right="0cm" fo:text-indent="0cm" style:auto-text-indent="false"/>
      <style:text-properties fo:font-size="10pt" style:font-size-asian="10pt" style:font-size-complex="10pt"/>
    </style:style>
    <style:style style:name="P151" style:family="paragraph" style:parent-style-name="Standard" style:master-page-name="">
      <style:paragraph-properties fo:margin-left="3.191cm" fo:margin-right="0cm" fo:text-indent="0cm" style:auto-text-indent="false" style:page-number="auto"/>
      <style:text-properties fo:font-size="10pt" fo:font-style="normal" style:font-size-asian="10pt" style:font-style-asian="normal" style:font-size-complex="10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fo:background-color="transparent" style:font-style-asian="italic" style:font-weight-asian="normal" style:font-style-complex="italic" style:font-weight-complex="normal"/>
    </style:style>
    <style:style style:name="T4" style:family="text">
      <style:text-properties fo:font-style="italic" fo:font-weight="normal" fo:background-color="#ffff00" style:font-style-asian="italic" style:font-weight-asian="normal" style:font-style-complex="italic" style:font-weight-complex="normal"/>
    </style:style>
    <style:style style:name="T5" style:family="text">
      <style:text-properties fo:font-style="italic" fo:background-color="transparent" style:font-style-asian="italic" style:font-style-complex="italic"/>
    </style:style>
    <style:style style:name="T6" style:family="text">
      <style:text-properties fo:font-style="italic" fo:background-color="#ffff0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background-color="transparent"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fo:background-color="#ffff00"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background-color="#ffff00"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fo:background-color="transparent"/>
    </style:style>
    <style:style style:name="T17" style:family="text">
      <style:text-properties fo:font-size="10pt" fo:font-style="normal" fo:font-weight="bold" style:font-size-asian="10pt" style:font-style-asian="normal" style:font-weight-asian="bold" style:font-size-complex="10pt" style:font-style-complex="normal" style:font-weight-complex="bold"/>
    </style:style>
    <style:style style:name="T1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font-size="10pt" fo:font-style="normal" fo:font-weight="normal" fo:background-color="#ffff00" style:font-size-asian="10pt" style:font-style-asian="normal" style:font-weight-asian="normal" style:font-size-complex="10pt" style:font-style-complex="normal" style:font-weight-complex="normal"/>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ize="10pt" style:font-size-asian="10pt" style:font-size-complex="10pt"/>
    </style:style>
    <style:style style:name="T22" style:family="text">
      <style:text-properties fo:background-color="#ffff0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fo:font-weight="normal" fo:background-color="transparent" style:font-weight-asian="normal" style:font-weight-complex="normal"/>
    </style:style>
    <style:style style:name="T26" style:family="text">
      <style:text-properties style:text-underline-style="solid" style:text-underline-width="auto" style:text-underline-color="font-color" fo:background-color="transparent"/>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fo:font-size="12pt" style:font-size-asian="12pt" style:font-size-complex="12pt"/>
    </style:style>
    <style:style style:name="T30"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uest</text:p>
      <text:p text:style-name="P20"/>
      <text:p text:style-name="P133">Registering account</text:p>
      <text:list xml:id="list4909861086156308434" text:style-name="L2">
        <text:list-item>
          <text:p text:style-name="P23"><text:span text:style-name="T13">Description: </text:span><text:span text:style-name="T14">A</text:span> <text:span text:style-name="T1">Guest</text:span> wants to register an account as <text:span text:style-name="T1">User</text:span></text:p>
        </text:list-item>
      </text:list>
      <text:list xml:id="list6524621428551639636" text:style-name="L3">
        <text:list-item>
          <text:p text:style-name="P24"><text:span text:style-name="T13">Prerequisite: </text:span><text:span text:style-name="T14">The Plan</text:span>th Health ™ <text:s/>website's <text:span text:style-name="T23">home page</text:span> is open</text:p>
        </text:list-item>
      </text:list>
      <text:list xml:id="list1271812220548782970" text:style-name="L4">
        <text:list-item>
          <text:p text:style-name="P27">Steps:</text:p>
        </text:list-item>
      </text:list>
      <text:p text:style-name="P1">1. The <text:span text:style-name="T1">Guest</text:span> clicks on the <text:span text:style-name="T28">register</text:span><text:span text:style-name="T27"> button</text:span> and<text:span text:style-name="T16"> gets redirected to the </text:span><text:span text:style-name="T26">registration page</text:span></text:p>
      <text:p text:style-name="P3">2. The <text:span text:style-name="T1">Guest</text:span><text:span text:style-name="T5"> </text:span><text:span text:style-name="T8">is prompted to enter an email, a username and a password</text:span></text:p>
      <text:p text:style-name="P3"><text:span text:style-name="T7">3. After all the required fields are filled, the </text:span><text:span text:style-name="T1">Guest</text:span><text:span text:style-name="T7"> can click on the register button</text:span></text:p>
      <text:list xml:id="list1926270729419533535" text:style-name="L5">
        <text:list-item>
          <text:p text:style-name="P25"><text:span text:style-name="T13">Postcondition: </text:span>The <text:span text:style-name="T1">Guest </text:span>is now registered as <text:span text:style-name="T1">User</text:span></text:p>
        </text:list-item>
      </text:list>
      <text:list xml:id="list4027043101902418330" text:style-name="L6">
        <text:list-item>
          <text:p text:style-name="P29">Alternatives:</text:p>
        </text:list-item>
      </text:list>
      <text:p text:style-name="P7">A)</text:p>
      <text:p text:style-name="P5">4. The email / username is already being used by another existing account</text:p>
      <text:p text:style-name="P5">5. An error message is diplayed, stating which field is already being taken</text:p>
      <text:p text:style-name="P5">6. Step 2</text:p>
      <text:p text:style-name="P5"/>
      <text:p text:style-name="P4">B)</text:p>
      <text:p text:style-name="P4">3. The <text:span text:style-name="T1">Guest</text:span> click on the register button without filling all the mandatory fields</text:p>
      <text:p text:style-name="P4">4. An error message is displayed, stating that all fields must be filled</text:p>
      <text:p text:style-name="P4">5. Step 2</text:p>
      <text:list xml:id="list7529619207656063381" text:style-name="L7">
        <text:list-item>
          <text:p text:style-name="P26"><text:span text:style-name="T13">Classes Involved: </text:span><text:span text:style-name="T2"><text:s/>Guest</text:span></text:p>
        </text:list-item>
      </text:list>
      <text:p text:style-name="P16"/>
      <text:p text:style-name="P16"/>
      <text:p text:style-name="P16"/>
      <text:p text:style-name="P134">Upload picture</text:p>
      <text:list xml:id="list3256067438546795943" text:style-name="L9">
        <text:list-item>
          <text:p text:style-name="P31">Description: <text:span text:style-name="T14">A</text:span><text:span text:style-name="T15"> </text:span><text:span text:style-name="T3">Guest / User / Gardener / Administrator</text:span><text:span text:style-name="T15"> </text:span><text:span text:style-name="T14">wants to upload a picture of a plant</text:span></text:p>
        </text:list-item>
      </text:list>
      <text:list xml:id="list8292906148723418657" text:style-name="L10">
        <text:list-item>
          <text:p text:style-name="P32">Prerequisite: <text:span text:style-name="T14">A </text:span><text:span text:style-name="T3">Guest / User / Gardener / Administrator </text:span><text:span text:style-name="T15">has a device that can scan QR code</text:span></text:p>
        </text:list-item>
      </text:list>
      <text:list xml:id="list70308557227361495" text:style-name="L11">
        <text:list-item>
          <text:p text:style-name="P33">Steps:</text:p>
        </text:list-item>
      </text:list>
      <text:p text:style-name="P9"><text:span text:style-name="T14">1. The <text:s/></text:span><text:span text:style-name="T2">Guest / User / Gardener / Administrator</text:span><text:span text:style-name="T14"> scan the plant's QR code</text:span></text:p>
      <text:p text:style-name="P11"><text:span text:style-name="T14">2. Once the QR code is scanned, the <text:s/></text:span><text:span text:style-name="T2">Guest / User / Gardener / Administrator</text:span><text:span text:style-name="T14"> gets redirected to the </text:span><text:span text:style-name="T25">plant gallery page</text:span></text:p>
      <text:p text:style-name="P11"><text:span text:style-name="T14">3. </text:span><text:span text:style-name="T15">Here the <text:s/></text:span><text:span text:style-name="T3">Guest / User / Gardener / Administrator</text:span><text:span text:style-name="T15"> click the upload new picture button</text:span></text:p>
      <text:p text:style-name="P12"><text:span text:style-name="T14">4. The <text:s/></text:span><text:span text:style-name="T2">Guest / User / Gardener / Administrator</text:span><text:span text:style-name="T14"> gets redirected to its own device gallery where the picture to upload can be chosen</text:span></text:p>
      <text:list xml:id="list2326637969966161419" text:style-name="L12">
        <text:list-item>
          <text:p text:style-name="P34">Postcondition: <text:span text:style-name="T15">The picture gets added to a review list where the plant's </text:span><text:span text:style-name="T3">Gardener</text:span><text:span text:style-name="T15"> will have to approve or deny it, before it gets added to the viewable gallery of the plant</text:span></text:p>
        </text:list-item>
      </text:list>
      <text:list xml:id="list6922939943825537030" text:style-name="L13">
        <text:list-item>
          <text:p text:style-name="P35">Alternatives:</text:p>
        </text:list-item>
      </text:list>
      <text:list xml:id="list8477268870919789467" text:style-name="L14">
        <text:list-item>
          <text:p text:style-name="P36">Classes Involved: <text:span text:style-name="T2">Guest / User / Gardener / Administrator</text:span></text:p>
        </text:list-item>
      </text:list>
      <text:p text:style-name="P15"/>
      <text:p text:style-name="P16"/>
      <text:p text:style-name="P16"/>
      <text:p text:style-name="P22">User</text:p>
      <text:p text:style-name="P16"/>
      <text:p text:style-name="P16"/>
      <text:p text:style-name="P134">Log in</text:p>
      <text:list xml:id="list1032921471357071681" text:style-name="L16">
        <text:list-item>
          <text:p text:style-name="P37">Description: <text:span text:style-name="T14">A </text:span><text:span text:style-name="T2">User / Gardener / Administrator</text:span><text:span text:style-name="T14"> logs in their account</text:span></text:p>
        </text:list-item>
      </text:list>
      <text:list xml:id="list7503685009207315472" text:style-name="L17">
        <text:list-item>
          <text:p text:style-name="P38">Prerequisite: <text:span text:style-name="T14">A valid account should already being registered, the Planth Health ™ <text:s/>website's </text:span><text:span text:style-name="T24">home page</text:span><text:span text:style-name="T14"> is open</text:span></text:p>
        </text:list-item>
      </text:list>
      <text:list xml:id="list8698996564348230883" text:style-name="L18">
        <text:list-item>
          <text:p text:style-name="P39">Steps:</text:p>
        </text:list-item>
      </text:list>
      <text:p text:style-name="P2"><text:span text:style-name="T14">1. A </text:span><text:span text:style-name="T2">User / Gardener / Administrator</text:span><text:span text:style-name="T14"> enters an email and a password and click the log in button</text:span></text:p>
      <text:list xml:id="list6163433212965070697" text:style-name="L19">
        <text:list-item>
          <text:p text:style-name="P40">Postcondition: <text:span text:style-name="T14">The </text:span><text:span text:style-name="T2">User / Gardener / Administrator</text:span><text:span text:style-name="T14"> gets redirected in its </text:span><text:span text:style-name="T24">dashboard page</text:span></text:p>
        </text:list-item>
      </text:list>
      <text:list xml:id="list2221171853959466119" text:style-name="L20">
        <text:list-item>
          <text:p text:style-name="P41">Alternatives:</text:p>
        </text:list-item>
      </text:list>
      <text:p text:style-name="P8">A)</text:p>
      <text:p text:style-name="P6">2. If the entered email is not linked to any active Planth Health ™ account, an error message is displayed, stating that there is no account with this email.</text:p>
      <text:p text:style-name="P6">3. Step 1</text:p>
      <text:p text:style-name="P6"/>
      <text:p text:style-name="P6">B)</text:p>
      <text:p text:style-name="P6"><text:soft-page-break/>2. If the password is not correct, an error message is displayed, stating that the entered password is wrong</text:p>
      <text:p text:style-name="P6">3. Step 1</text:p>
      <text:list xml:id="list391482462126172899" text:style-name="L21">
        <text:list-item>
          <text:p text:style-name="P42">Classes Involved: <text:span text:style-name="T2"><text:s/>User / Gardener / Administrator</text:span></text:p>
        </text:list-item>
      </text:list>
      <text:p text:style-name="P15"/>
      <text:p text:style-name="P15"/>
      <text:p text:style-name="P15"/>
      <text:p text:style-name="P134">Log out</text:p>
      <text:list xml:id="list4660229961481583912" text:style-name="L22">
        <text:list-item>
          <text:p text:style-name="P43">Description: <text:span text:style-name="T14">A </text:span><text:span text:style-name="T2">User / Gardener / Administrator</text:span><text:span text:style-name="T14"> logs out from their account</text:span></text:p>
        </text:list-item>
      </text:list>
      <text:list xml:id="list5138191663324249675" text:style-name="L23">
        <text:list-item>
          <text:p text:style-name="P44">Prerequisite: <text:s/><text:span text:style-name="T14">A </text:span><text:span text:style-name="T2">User / Gardener / Administrator </text:span><text:span text:style-name="T14">is already logged in and any Planth Health ™ <text:s/>website's </text:span><text:span text:style-name="T24">home page</text:span><text:span text:style-name="T14"> is open</text:span></text:p>
        </text:list-item>
      </text:list>
      <text:list xml:id="list5930655381098316693" text:style-name="L24">
        <text:list-item>
          <text:p text:style-name="P45">Steps:</text:p>
        </text:list-item>
      </text:list>
      <text:p text:style-name="P10">1. The <text:span text:style-name="T1">User / Gardener / Administrator</text:span> clicks on the log out button</text:p>
      <text:list xml:id="list5211995994341511945" text:style-name="L25">
        <text:list-item>
          <text:p text:style-name="P46">Postcondition: <text:span text:style-name="T14">The </text:span><text:span text:style-name="T2">User / Gardener / Administrator</text:span><text:span text:style-name="T14"> is now logged out of its account</text:span></text:p>
        </text:list-item>
      </text:list>
      <text:list xml:id="list3838890386011166034" text:style-name="L26">
        <text:list-item>
          <text:p text:style-name="P47">Alternatives:</text:p>
        </text:list-item>
      </text:list>
      <text:list xml:id="list4122800632473180336" text:style-name="L27">
        <text:list-item>
          <text:p text:style-name="P48">Classes Involved: <text:s/><text:span text:style-name="T2">User / Gardener / Administrator</text:span></text:p>
        </text:list-item>
      </text:list>
      <text:p text:style-name="P15"/>
      <text:p text:style-name="P15"/>
      <text:p text:style-name="P15"/>
      <text:p text:style-name="P134">Add plant to dashboard</text:p>
      <text:list xml:id="list4470574872975765137" text:style-name="L28">
        <text:list-item>
          <text:p text:style-name="P49">Description: <text:span text:style-name="T14">A <text:s/></text:span><text:span text:style-name="T2">User / Gardener / Administrator </text:span><text:span text:style-name="T14">adds a plant to their </text:span><text:span text:style-name="T28">dashboard</text:span></text:p>
        </text:list-item>
      </text:list>
      <text:list xml:id="list262128784766305838" text:style-name="L29">
        <text:list-item>
          <text:p text:style-name="P50">Prerequisite: <text:span text:style-name="T14">A </text:span><text:span text:style-name="T2">User / Gardener / Administrator </text:span><text:span text:style-name="T14">is already logged in and the </text:span><text:span text:style-name="T24">dashboard page</text:span><text:span text:style-name="T14"> is open</text:span></text:p>
        </text:list-item>
      </text:list>
      <text:list xml:id="list2958193983143687485" text:style-name="L30">
        <text:list-item>
          <text:p text:style-name="P51">Steps:</text:p>
        </text:list-item>
      </text:list>
      <text:p text:style-name="P10">1. The <text:span text:style-name="T1">User / Gardener / Administrator </text:span>click on the add button next to the chosen plant</text:p>
      <text:list xml:id="list29316888282673045" text:style-name="L31">
        <text:list-item>
          <text:p text:style-name="P52">Postcondition: <text:span text:style-name="T14">The plant is now present in the </text:span><text:span text:style-name="T2">User / Gardener / Administrator </text:span><text:span text:style-name="T14">'s </text:span><text:span text:style-name="T24">dashboard page</text:span></text:p>
        </text:list-item>
      </text:list>
      <text:list xml:id="list2649028415592295546" text:style-name="L32">
        <text:list-item>
          <text:p text:style-name="P53">Alternatives:</text:p>
        </text:list-item>
      </text:list>
      <text:p text:style-name="P18">A) </text:p>
      <text:p text:style-name="P19">2. If the plant is already present in the <text:span text:style-name="T1">User / Gardener / Administrator</text:span> 's dashboard, then an error message will be displayed, stating that the plant is already part of the <text:span text:style-name="T1">User / Gardener / Administrator</text:span> 's dashboard</text:p>
      <text:list xml:id="list7183937998624638045" text:style-name="L33">
        <text:list-item>
          <text:p text:style-name="P54">Classes Involved: <text:span text:style-name="T2">User / Gardener / Administrator</text:span></text:p>
        </text:list-item>
      </text:list>
      <text:p text:style-name="P15"/>
      <text:p text:style-name="P15"/>
      <text:p text:style-name="P15"/>
      <text:p text:style-name="P134">Remove plant from dashboard</text:p>
      <text:list xml:id="list3214222079494965295" text:style-name="L34">
        <text:list-item>
          <text:p text:style-name="P55">Description: <text:span text:style-name="T14">A <text:s/></text:span><text:span text:style-name="T2">User / Gardener / Administrator </text:span><text:span text:style-name="T14">remove a plant from their dashboard</text:span></text:p>
        </text:list-item>
      </text:list>
      <text:list xml:id="list344857831161144348" text:style-name="L35">
        <text:list-item>
          <text:p text:style-name="P56">Prerequisite: <text:span text:style-name="T14">A </text:span><text:span text:style-name="T2">User / Gardener / Administrator </text:span><text:span text:style-name="T14">is already logged in, the </text:span><text:span text:style-name="T24">dashboard page</text:span><text:span text:style-name="T14"> is open and at least one plant is present in the </text:span><text:span text:style-name="T2">User / Gardener / Administrator </text:span><text:span text:style-name="T14">'s dashboard </text:span></text:p>
        </text:list-item>
      </text:list>
      <text:list xml:id="list6956098864928909699" text:style-name="L36">
        <text:list-item>
          <text:p text:style-name="P57">Steps:</text:p>
        </text:list-item>
      </text:list>
      <text:p text:style-name="P10">1. The <text:span text:style-name="T1">User / Gardener / Administrator </text:span>click on the remove button next to the chosen plant</text:p>
      <text:list xml:id="list1665320256805298948" text:style-name="L37">
        <text:list-item>
          <text:p text:style-name="P58">Postcondition: <text:span text:style-name="T14">The plant is now removed from the </text:span><text:span text:style-name="T2">User / Gardener / Administrator </text:span><text:span text:style-name="T14">'s dashboard</text:span></text:p>
        </text:list-item>
      </text:list>
      <text:list xml:id="list5513670116088034194" text:style-name="L38">
        <text:list-item>
          <text:p text:style-name="P59">Alternatives:</text:p>
        </text:list-item>
      </text:list>
      <text:list xml:id="list4672334932967968307" text:style-name="L39">
        <text:list-item>
          <text:p text:style-name="P60">Classes Involved: <text:span text:style-name="T2">User / Gardener / Administrator</text:span></text:p>
        </text:list-item>
      </text:list>
      <text:p text:style-name="P15"/>
      <text:p text:style-name="P15"><text:span text:style-name="T7"/></text:p>
      <text:p text:style-name="P15"><text:span text:style-name="T7"/></text:p>
      <text:p text:style-name="P22">Gardener</text:p>
      <text:p text:style-name="P17"/>
      <text:p text:style-name="P134">Set accesspoint transmission intervals</text:p>
      <text:list xml:id="list7074573891232805724" text:style-name="L40">
        <text:list-item>
          <text:p text:style-name="P61">Description: <text:span text:style-name="T14">A </text:span><text:span text:style-name="T2">Gardener / Administrator </text:span><text:span text:style-name="T14">sets the accesspoint transmission intervals of a greenhouse</text:span></text:p>
        </text:list-item>
      </text:list>
      <text:list xml:id="list7356998008714498904" text:style-name="L41">
        <text:list-item>
          <text:p text:style-name="P62">Prerequisite: <text:span text:style-name="T14">A </text:span><text:span text:style-name="T2">Gardener / Administrator </text:span><text:span text:style-name="T14">is already logged in and the </text:span><text:span text:style-name="T24">statistic page</text:span><text:span text:style-name="T14"> for a greenhouse (for a </text:span><text:span text:style-name="T2">Gardener</text:span><text:span text:style-name="T14">) or the </text:span><text:span text:style-name="T24">manage greenhouse page</text:span><text:span text:style-name="T14"> (for an Administrator) is open and at least one plant is present</text:span></text:p>
        </text:list-item>
      </text:list>
      <text:list xml:id="list4075607577866392226" text:style-name="L42">
        <text:list-item>
          <text:p text:style-name="P63">Steps:</text:p>
        </text:list-item>
      </text:list>
      <text:p text:style-name="P10">1. The <text:span text:style-name="T1">Gardener / Administrator </text:span>click on edit</text:p>
      <text:p text:style-name="P135">2. A pop-up opens where the <text:span text:style-name="T1">Gardener / Administrator </text:span><text:s/>can edit the intervals <text:span text:style-name="T1"><text:s/></text:span><text:s/></text:p>
      <text:list xml:id="list6577009706296409112" text:style-name="L43">
        <text:list-item>
          <text:p text:style-name="P64">Postcondition: <text:span text:style-name="T14">The intervals are now updated correctly</text:span></text:p>
        </text:list-item>
      </text:list>
      <text:list xml:id="list3966671249176392324" text:style-name="L44">
        <text:list-item>
          <text:p text:style-name="P65">Alternatives:</text:p>
        </text:list-item>
      </text:list>
      <text:p text:style-name="P18">A) </text:p>
      <text:p text:style-name="P19"><text:soft-page-break/>3. If the <text:span text:style-name="T1">Gardener / Administrator </text:span>enters a non recognized value, an error message will be displayed, stating that the entered value is not recognized</text:p>
      <text:p text:style-name="P19"/>
      <text:p text:style-name="P19">B)</text:p>
      <text:p text:style-name="P19">3. If the <text:span text:style-name="T1">Gardener / Administrator </text:span>enters a value that is either too small or too large than some defined limit values, an error message will be displayed, stating that the entered value is too small or too large</text:p>
      <text:list xml:id="list4155652088064920722" text:style-name="L45">
        <text:list-item>
          <text:p text:style-name="P66">Classes Involved: <text:span text:style-name="T2"><text:s/>Gardener / Administrator</text:span></text:p>
        </text:list-item>
      </text:list>
      <text:p text:style-name="P13"/>
      <text:p text:style-name="P13"/>
      <text:p text:style-name="P13"/>
      <text:p text:style-name="P134">Set greenhouse thresholds</text:p>
      <text:list xml:id="list3868231002820396344" text:style-name="L46">
        <text:list-item>
          <text:p text:style-name="P67">Description: <text:span text:style-name="T14">A </text:span><text:span text:style-name="T2">Gardener / Administrator </text:span><text:span text:style-name="T14">sets the sensor's thresholds of a greenhouse</text:span></text:p>
        </text:list-item>
      </text:list>
      <text:list xml:id="list1035864325968064308" text:style-name="L47">
        <text:list-item>
          <text:p text:style-name="P68">Prerequisite: <text:span text:style-name="T14">A </text:span><text:span text:style-name="T2">Gardener / Administrator </text:span><text:span text:style-name="T14">is already logged in and the </text:span><text:span text:style-name="T24">statistic page</text:span><text:span text:style-name="T14"> for a greenhouse (for a </text:span><text:span text:style-name="T2">Gardener</text:span><text:span text:style-name="T14">) or the </text:span><text:span text:style-name="T24">manage greenhouses page</text:span><text:span text:style-name="T14"> (for an Administrator) is open and at least one greenhouse is present</text:span></text:p>
        </text:list-item>
      </text:list>
      <text:list xml:id="list2510240187756630373" text:style-name="L48">
        <text:list-item>
          <text:p text:style-name="P69">Steps:</text:p>
        </text:list-item>
      </text:list>
      <text:p text:style-name="P10">1. The <text:span text:style-name="T1">Gardener / Administrator </text:span>click on edit</text:p>
      <text:p text:style-name="P135">2. A pop-up opens where the <text:span text:style-name="T1">Gardener / Administrator </text:span><text:s/>can edit the thresholds</text:p>
      <text:list xml:id="list4672932408961531068" text:style-name="L49">
        <text:list-item>
          <text:p text:style-name="P70">Postcondition: <text:span text:style-name="T14">The sensor's threshold are now updated correctly</text:span></text:p>
        </text:list-item>
      </text:list>
      <text:list xml:id="list8338851832880602355" text:style-name="L50">
        <text:list-item>
          <text:p text:style-name="P71">Alternatives:</text:p>
        </text:list-item>
      </text:list>
      <text:p text:style-name="P18">A) </text:p>
      <text:p text:style-name="P19">3. If the <text:span text:style-name="T1">Gardener / Administrator </text:span>enters a non recognized value, an error message will be displayed, stating that the entered value is not recognized</text:p>
      <text:p text:style-name="P19"/>
      <text:p text:style-name="P19">B)</text:p>
      <text:p text:style-name="P19">3. If the <text:span text:style-name="T1">Gardener / Administrator </text:span>enters a value that is either too small or too large than some defined limit values, an error message will be displayed, stating that the entered value is too small or too large</text:p>
      <text:list xml:id="list8131947973156847383" text:style-name="L51">
        <text:list-item>
          <text:p text:style-name="P72">Classes Involved: <text:span text:style-name="T2"><text:s/>Gardener / Administrator</text:span></text:p>
        </text:list-item>
      </text:list>
      <text:p text:style-name="P15"/>
      <text:p text:style-name="P15"/>
      <text:p text:style-name="P15"/>
      <text:p text:style-name="P134">Approve / Deny uploaded picture in plant's gallery</text:p>
      <text:list xml:id="list2787119476838202530" text:style-name="L52">
        <text:list-item>
          <text:p text:style-name="P73">Description: <text:span text:style-name="T14"><text:s/>A </text:span><text:span text:style-name="T2">Gardener / Administrator </text:span><text:span text:style-name="T14">decides if approving or denying an uploaded picture of a plant </text:span></text:p>
        </text:list-item>
      </text:list>
      <text:list xml:id="list7217547874071816929" text:style-name="L53">
        <text:list-item>
          <text:p text:style-name="P74">Prerequisite: <text:span text:style-name="T14">A </text:span><text:span text:style-name="T2">Gardener / Administrator </text:span><text:span text:style-name="T14">is already logged in, the </text:span><text:span text:style-name="T24">greenhouse monitoring page</text:span><text:span text:style-name="T14"> is open and at least one greenhouse is present in the </text:span><text:span text:style-name="T2">Gardener / Administrator </text:span><text:span text:style-name="T14">'s greenhouse monitoring</text:span></text:p>
        </text:list-item>
      </text:list>
      <text:list xml:id="list8964734726484457545" text:style-name="L54">
        <text:list-item>
          <text:p text:style-name="P75">Steps:</text:p>
        </text:list-item>
      </text:list>
      <text:p text:style-name="P10">1. The <text:span text:style-name="T1">Gardener / Administrator </text:span>click on a greenhouse that has at least one picture waiting for approval (it is showed on the appropriate column)</text:p>
      <text:p text:style-name="P135">2. The <text:span text:style-name="T1">Gardener / Administrator </text:span>gets redirected to the greenhouse <text:span text:style-name="T23">statistics page</text:span>, where it's possible to click on the plant's gallery</text:p>
      <text:p text:style-name="P135">3. By clicking on the plant's gallery, the <text:span text:style-name="T1">Gardener / Administrator </text:span>gets redirected to the <text:span text:style-name="T23">plant's gallery page</text:span>, where it's possible to approve or deny the pictures waiting for approval</text:p>
      <text:list xml:id="list6126374002452901300" text:style-name="L55">
        <text:list-item>
          <text:p text:style-name="P76">Postcondition: <text:span text:style-name="T14">All the approved pictures are now part of the plant's gallery, while the denied ones are deleted</text:span></text:p>
        </text:list-item>
      </text:list>
      <text:list xml:id="list4614453776499885471" text:style-name="L56">
        <text:list-item>
          <text:p text:style-name="P77">Alternatives:</text:p>
        </text:list-item>
      </text:list>
      <text:list xml:id="list1501883091225988170" text:style-name="L57">
        <text:list-item>
          <text:p text:style-name="P78">Classes Involved: <text:span text:style-name="T2"><text:s/>Gardener / Administrator</text:span></text:p>
        </text:list-item>
      </text:list>
      <text:p text:style-name="P15"/>
      <text:p text:style-name="P15"/>
      <text:p text:style-name="P15"/>
      <text:p text:style-name="P22">Administrator</text:p>
      <text:p text:style-name="P15"/>
      <text:p text:style-name="P15"/>
      <text:p text:style-name="P134">Add greenhouse</text:p>
      <text:list xml:id="list5594155030502742298" text:style-name="L64">
        <text:list-item>
          <text:p text:style-name="P79">Description: <text:span text:style-name="T14">An </text:span><text:span text:style-name="T2">Administrator </text:span><text:span text:style-name="T14">adds a new greenhouse </text:span></text:p>
        </text:list-item>
      </text:list>
      <text:list xml:id="list7125015466782807879" text:style-name="L65">
        <text:list-item>
          <text:p text:style-name="P80">Prerequisite: <text:span text:style-name="T14">An </text:span><text:span text:style-name="T2">Administrator </text:span><text:span text:style-name="T14">is already logged in and the </text:span><text:span text:style-name="T24">manage greenhouses page</text:span><text:span text:style-name="T14"> is open</text:span></text:p>
        </text:list-item>
      </text:list>
      <text:list xml:id="list7740485886634657803" text:style-name="L66">
        <text:list-item>
          <text:p text:style-name="P81">Steps:</text:p>
        </text:list-item>
      </text:list>
      <text:p text:style-name="P10">1. The <text:s/><text:span text:style-name="T1">Administrator </text:span>clicks on the add greenhouse button</text:p>
      <text:p text:style-name="P135">2. A pop-up opens where the <text:span text:style-name="T1">Administrator </text:span>must enter a UUID and an existing accesspoint, before clicking on save</text:p>
      <text:list xml:id="list2789687691495399358" text:style-name="L67">
        <text:list-item>
          <text:p text:style-name="P82"><text:soft-page-break/>Postcondition: <text:span text:style-name="T14">The new greenhouse is created and associated with an accesspoint</text:span></text:p>
        </text:list-item>
      </text:list>
      <text:list xml:id="list518890088136908779" text:style-name="L68">
        <text:list-item>
          <text:p text:style-name="P83">Alternatives:</text:p>
        </text:list-item>
      </text:list>
      <text:p text:style-name="P18">A) </text:p>
      <text:p text:style-name="P19">3. If the UUID entered is already in used by another greenhouse, an error message will be displayed, stating that the entered UUID is already taken</text:p>
      <text:p text:style-name="P19">4. Step 2</text:p>
      <text:p text:style-name="P19"/>
      <text:p text:style-name="P19">B)</text:p>
      <text:p text:style-name="P19">3. If the UUID entered is not in the correct format, an error message will be displayed, stating that the entered UUID is not in the correct format</text:p>
      <text:p text:style-name="P19">4. Step 2</text:p>
      <text:p text:style-name="P19"/>
      <text:p text:style-name="P19">C)</text:p>
      <text:p text:style-name="P19">3. If the accesspoint enterted it doesn't exist, an error message will be displayed, stating that the entered accespoint doesn't exist</text:p>
      <text:p text:style-name="P19">4. Step 2</text:p>
      <text:list xml:id="list8218968916607350551" text:style-name="L69">
        <text:list-item>
          <text:p text:style-name="P84">Classes Involved: <text:span text:style-name="T2">Administrator</text:span></text:p>
        </text:list-item>
      </text:list>
      <text:p text:style-name="P15"/>
      <text:p text:style-name="P15"/>
      <text:p text:style-name="P15"/>
      <text:p text:style-name="P134">Assign <text:span text:style-name="T1">Gardener </text:span>to greenhouse</text:p>
      <text:list xml:id="list2856145522872734542" text:style-name="L70">
        <text:list-item>
          <text:p text:style-name="P85">Description: <text:span text:style-name="T14">An </text:span><text:span text:style-name="T2">Administrator </text:span><text:span text:style-name="T14">adds a </text:span><text:span text:style-name="T2">Gardener </text:span><text:span text:style-name="T14">to a greenhouse</text:span></text:p>
        </text:list-item>
      </text:list>
      <text:list xml:id="list84393285331042150" text:style-name="L71">
        <text:list-item>
          <text:p text:style-name="P86">Prerequisite: <text:span text:style-name="T14">An </text:span><text:span text:style-name="T2">Administrator </text:span><text:span text:style-name="T14">is already logged in, the </text:span><text:span text:style-name="T24">manage greenhouses page</text:span><text:span text:style-name="T14"> is open and at least one greenhouse is present</text:span></text:p>
        </text:list-item>
      </text:list>
      <text:list xml:id="list7067507174425471931" text:style-name="L72">
        <text:list-item>
          <text:p text:style-name="P87">Steps:</text:p>
        </text:list-item>
      </text:list>
      <text:p text:style-name="P10">1. The <text:span text:style-name="T1">Administrator </text:span>clicks on the chosen <text:s/>greenhouse</text:p>
      <text:p text:style-name="P135">2. A pop-up opens where the <text:span text:style-name="T1">Administrator </text:span>can enter a <text:span text:style-name="T1">Gardener</text:span> for the specified <text:s/>greenhouse</text:p>
      <text:list xml:id="list3667830371056738715" text:style-name="L73">
        <text:list-item>
          <text:p text:style-name="P88">Postcondition: <text:span text:style-name="T14">The greenhouse is now assigned to the </text:span><text:span text:style-name="T2">Gardener </text:span><text:span text:style-name="T14">of choice</text:span></text:p>
        </text:list-item>
      </text:list>
      <text:list xml:id="list4008000994960291274" text:style-name="L74">
        <text:list-item>
          <text:p text:style-name="P89">Alternatives:</text:p>
        </text:list-item>
      </text:list>
      <text:p text:style-name="P18">A) </text:p>
      <text:p text:style-name="P19">3. If the specified <text:span text:style-name="T1">Gardener </text:span>doesn't exist, an error message will be displayed, stating that the chosen <text:span text:style-name="T1">Gardener </text:span>doesn't exist</text:p>
      <text:p text:style-name="P19">4. Step 2</text:p>
      <text:list xml:id="list3652968844792011262" text:style-name="L75">
        <text:list-item>
          <text:p text:style-name="P90">Classes Involved: <text:span text:style-name="T2">Administrator</text:span></text:p>
        </text:list-item>
      </text:list>
      <text:p text:style-name="P15"/>
      <text:p text:style-name="P15"/>
      <text:p text:style-name="P15"/>
      <text:p text:style-name="P134">Delete greenhouse</text:p>
      <text:list xml:id="list4114870517188294190" text:style-name="L76">
        <text:list-item>
          <text:p text:style-name="P91">Description: <text:span text:style-name="T14">An </text:span><text:span text:style-name="T2">Administrator</text:span><text:span text:style-name="T14"> deletes a greenhouse</text:span></text:p>
        </text:list-item>
      </text:list>
      <text:list xml:id="list5201363887235790115" text:style-name="L77">
        <text:list-item>
          <text:p text:style-name="P92">Prerequisite: <text:span text:style-name="T14">An </text:span><text:span text:style-name="T2">Administrator </text:span><text:span text:style-name="T14">is already logged in, the </text:span><text:span text:style-name="T24">manage greenhouses page</text:span><text:span text:style-name="T14"> is open and at least one greenhouse is present</text:span></text:p>
        </text:list-item>
      </text:list>
      <text:list xml:id="list5985772354995898682" text:style-name="L78">
        <text:list-item>
          <text:p text:style-name="P93">Steps:</text:p>
        </text:list-item>
      </text:list>
      <text:p text:style-name="P10">1. The <text:span text:style-name="T1">Administrator </text:span>clicks on the delete button of the chosen greenhouse</text:p>
      <text:list xml:id="list240154680886713940" text:style-name="L79">
        <text:list-item>
          <text:p text:style-name="P94">Postcondition: <text:span text:style-name="T14">The greenhouse is now deleted </text:span></text:p>
        </text:list-item>
      </text:list>
      <text:list xml:id="list2924276081810617927" text:style-name="L80">
        <text:list-item>
          <text:p text:style-name="P95">Alternatives:</text:p>
        </text:list-item>
      </text:list>
      <text:list xml:id="list7097739532107506780" text:style-name="L81">
        <text:list-item>
          <text:p text:style-name="P96">Classes Involved: <text:span text:style-name="T2">Administrator</text:span></text:p>
        </text:list-item>
      </text:list>
      <text:p text:style-name="P15"/>
      <text:p text:style-name="P15"/>
      <text:list xml:id="list2336085621035367289" text:style-name="L8">
        <text:list-header>
          <text:p text:style-name="P30"/>
        </text:list-header>
      </text:list>
      <text:p text:style-name="P134">Create accesspoint</text:p>
      <text:list xml:id="list5001655912507940677" text:style-name="L82">
        <text:list-item>
          <text:p text:style-name="P97">Description: <text:span text:style-name="T14">An </text:span><text:span text:style-name="T2">Administrator</text:span><text:span text:style-name="T14"> creates an accesspoint</text:span></text:p>
        </text:list-item>
      </text:list>
      <text:list xml:id="list7641608374123212347" text:style-name="L83">
        <text:list-item>
          <text:p text:style-name="P98">Prerequisite: <text:span text:style-name="T14">An </text:span><text:span text:style-name="T2">Administrator </text:span><text:span text:style-name="T14">is already logged in and the </text:span><text:span text:style-name="T24">manage accesspoint page</text:span><text:span text:style-name="T14"> is open </text:span></text:p>
        </text:list-item>
      </text:list>
      <text:list xml:id="list6710220931275159951" text:style-name="L84">
        <text:list-item>
          <text:p text:style-name="P99">Steps:</text:p>
        </text:list-item>
      </text:list>
      <text:p text:style-name="P10">1. The <text:s/><text:span text:style-name="T1">Administrator </text:span>clicks on the add accesspoint button</text:p>
      <text:p text:style-name="P135">2. A pop-up opens where the <text:span text:style-name="T1">Administrator </text:span>must enter a <text:span text:style-name="T16">UID (and optionally a location),</text:span> before clicking on save</text:p>
      <text:list xml:id="list8353252339197227940" text:style-name="L85">
        <text:list-item>
          <text:p text:style-name="P100">Postcondition: <text:span text:style-name="T14">The accesspoint is now created</text:span></text:p>
        </text:list-item>
      </text:list>
      <text:list xml:id="list2761608052511165157" text:style-name="L86">
        <text:list-item>
          <text:p text:style-name="P101">Alternatives:</text:p>
        </text:list-item>
      </text:list>
      <text:p text:style-name="P18">A) </text:p>
      <text:p text:style-name="P19">3. If the UID entered is already in used by another accesspoint, an error message will be <text:soft-page-break/>displayed, stating that the entered UID is already taken</text:p>
      <text:p text:style-name="P19">4. Step 2</text:p>
      <text:p text:style-name="P19"/>
      <text:p text:style-name="P19">B)</text:p>
      <text:p text:style-name="P19">3. If the UID entered is not in the correct format, an error message will be displayed, stating that the entered UID is not in the correct format</text:p>
      <text:p text:style-name="P19">4. Step 2</text:p>
      <text:list xml:id="list577915810828740668" text:style-name="L87">
        <text:list-item>
          <text:p text:style-name="P102">Classes Involved: <text:span text:style-name="T2">Administrator</text:span></text:p>
        </text:list-item>
      </text:list>
      <text:p text:style-name="P15"/>
      <text:p text:style-name="P15"/>
      <text:p text:style-name="P14"/>
      <text:p text:style-name="P134">Edit accesspoint</text:p>
      <text:list xml:id="list3368403261643263522" text:style-name="L88">
        <text:list-item>
          <text:p text:style-name="P103">Description: <text:span text:style-name="T14">An </text:span><text:span text:style-name="T2">Administrator</text:span><text:span text:style-name="T14"> edits an accesspoint</text:span></text:p>
        </text:list-item>
      </text:list>
      <text:list xml:id="list7437008430000700892" text:style-name="L89">
        <text:list-item>
          <text:p text:style-name="P104">Prerequisite: <text:span text:style-name="T14">An </text:span><text:span text:style-name="T2">Administrator </text:span><text:span text:style-name="T14">is already logged in, the </text:span><text:span text:style-name="T24">manage accesspoint page</text:span><text:span text:style-name="T14"> is open and at least one accesspoint is present</text:span></text:p>
        </text:list-item>
      </text:list>
      <text:list xml:id="list3864071755386260218" text:style-name="L90">
        <text:list-item>
          <text:p text:style-name="P105">Steps:</text:p>
        </text:list-item>
      </text:list>
      <text:p text:style-name="P10">1. The <text:s/><text:span text:style-name="T1">Administrator </text:span>clicks on the edit accesspoint button next to desired accesspoint</text:p>
      <text:p text:style-name="P135">2. A pop-up opens where the <text:span text:style-name="T1">Administrator </text:span>can <text:span text:style-name="T22">edit the accesspoint details before clicking on save</text:span></text:p>
      <text:list xml:id="list6364467520166095371" text:style-name="L91">
        <text:list-item>
          <text:p text:style-name="P106">Postcondition: <text:span text:style-name="T14">The new accesspoint details are now saved </text:span></text:p>
        </text:list-item>
      </text:list>
      <text:list xml:id="list3181403486152631279" text:style-name="L92">
        <text:list-item>
          <text:p text:style-name="P107">Alternatives:</text:p>
        </text:list-item>
      </text:list>
      <text:list xml:id="list7972739850532040485" text:style-name="L93">
        <text:list-item>
          <text:p text:style-name="P108">Classes Involved: <text:span text:style-name="T2">Administrator</text:span></text:p>
        </text:list-item>
      </text:list>
      <text:p text:style-name="P15"/>
      <text:p text:style-name="P15"/>
      <text:p text:style-name="P14"/>
      <text:p text:style-name="P134">Delete accesspoint</text:p>
      <text:list xml:id="list5146873461386409673" text:style-name="L94">
        <text:list-item>
          <text:p text:style-name="P109">Description: <text:span text:style-name="T14">An </text:span><text:span text:style-name="T2">Administrator</text:span><text:span text:style-name="T14"> deletes an accesspoint</text:span></text:p>
        </text:list-item>
      </text:list>
      <text:list xml:id="list2520545878971670140" text:style-name="L95">
        <text:list-item>
          <text:p text:style-name="P110">Prerequisite: <text:span text:style-name="T14">An </text:span><text:span text:style-name="T2">Administrator </text:span><text:span text:style-name="T14">is already logged in, the </text:span><text:span text:style-name="T24">manage accesspoint page</text:span><text:span text:style-name="T14"> is open and at least one accesspoint is present</text:span></text:p>
        </text:list-item>
      </text:list>
      <text:list xml:id="list7341756633474518353" text:style-name="L96">
        <text:list-item>
          <text:p text:style-name="P111">Steps:</text:p>
        </text:list-item>
      </text:list>
      <text:p text:style-name="P10">1. The <text:s/><text:span text:style-name="T1">Administrator </text:span>clicks on the delete accesspoint button next to desired accesspoint</text:p>
      <text:list xml:id="list8691865366642343307" text:style-name="L97">
        <text:list-item>
          <text:p text:style-name="P112">Postcondition: <text:span text:style-name="T14">The accesspoint is now deleted</text:span></text:p>
        </text:list-item>
      </text:list>
      <text:list xml:id="list6236422236571002661" text:style-name="L98">
        <text:list-item>
          <text:p text:style-name="P113">Alternatives:</text:p>
        </text:list-item>
      </text:list>
      <text:list xml:id="list431476175920425315" text:style-name="L99">
        <text:list-item>
          <text:p text:style-name="P114">Classes Involved: <text:span text:style-name="T2">Administrator</text:span></text:p>
        </text:list-item>
      </text:list>
      <text:p text:style-name="P15"/>
      <text:p text:style-name="P15"/>
      <text:p text:style-name="P15"/>
      <text:p text:style-name="P133"><text:span text:style-name="T12">Add User</text:span></text:p>
      <text:list xml:id="list40329469" text:continue-list="list5146873461386409673" text:style-name="L94">
        <text:list-item>
          <text:p text:style-name="P109">Description: <text:span text:style-name="T14">An </text:span><text:span text:style-name="T2">Administrator</text:span><text:span text:style-name="T14"> adds a </text:span><text:span text:style-name="T2">User / Gardener / </text:span><text:span text:style-name="T4">Administrator</text:span></text:p>
        </text:list-item>
      </text:list>
      <text:list xml:id="list4908949980169269743" text:style-name="L100">
        <text:list-item>
          <text:p text:style-name="P115">Prerequisite: <text:span text:style-name="T14">An </text:span><text:span text:style-name="T2">Administrator </text:span><text:span text:style-name="T14">is already logged in and the </text:span><text:span text:style-name="T24">manage users page</text:span><text:span text:style-name="T14"> is open </text:span></text:p>
        </text:list-item>
      </text:list>
      <text:list xml:id="list2659570463024986442" text:style-name="L101">
        <text:list-item>
          <text:p text:style-name="P116">Steps:</text:p>
        </text:list-item>
      </text:list>
      <text:p text:style-name="P10">1. The <text:s/><text:span text:style-name="T1">Administrator </text:span>clicks on the add user button</text:p>
      <text:p text:style-name="P135">2. A pop-up opens where the <text:span text:style-name="T1">Administrator </text:span>must enter an email, a <text:span text:style-name="T22">username and a password (and optionally a first name, last name, if the </text:span><text:span text:style-name="T6">User </text:span><text:span text:style-name="T22"><text:s/>has </text:span><text:span text:style-name="T6">Gardener </text:span><text:span text:style-name="T22">role,etc.)</text:span>, before clicking on save </text:p>
      <text:list xml:id="list2529391031346949238" text:style-name="L102">
        <text:list-item>
          <text:p text:style-name="P117">Postcondition: <text:span text:style-name="T14">The </text:span><text:span text:style-name="T2">User </text:span><text:span text:style-name="T14">is now registered and can log in into the account with the specified details</text:span></text:p>
        </text:list-item>
      </text:list>
      <text:list xml:id="list722515361257595527" text:style-name="L103">
        <text:list-item>
          <text:p text:style-name="P118">Alternatives:</text:p>
        </text:list-item>
      </text:list>
      <text:p text:style-name="P7">A)</text:p>
      <text:p text:style-name="P5">3. The email / username is already being used by another existing account</text:p>
      <text:p text:style-name="P5">4. An error message is diplayed, stating which field is already being taken</text:p>
      <text:p text:style-name="P5">5. Step 2</text:p>
      <text:p text:style-name="P5"/>
      <text:p text:style-name="P4">B)</text:p>
      <text:p text:style-name="P4">3. The <text:span text:style-name="T2">Administrator</text:span> click on the register button without filling all the mandatory fields</text:p>
      <text:p text:style-name="P4">4. An error message is displayed, stating that all fields must be filled</text:p>
      <text:p text:style-name="P6">5. Step 2</text:p>
      <text:list xml:id="list3644347392090249193" text:style-name="L104">
        <text:list-item>
          <text:p text:style-name="P119">Classes Involved: <text:span text:style-name="T2">Administrator</text:span></text:p>
        </text:list-item>
      </text:list>
      <text:p text:style-name="P15"/>
      <text:p text:style-name="P15"/>
      <text:p text:style-name="P15"/>
      <text:p text:style-name="P133"><text:span text:style-name="T7">Edit User</text:span></text:p>
      <text:list xml:id="list40324298" text:continue-list="list40329469" text:style-name="L94">
        <text:list-item>
          <text:p text:style-name="P109">Description: <text:span text:style-name="T14">An </text:span><text:span text:style-name="T2">Administrator</text:span><text:span text:style-name="T14"> edits a </text:span><text:span text:style-name="T2">User / Gardener</text:span></text:p>
        </text:list-item>
      </text:list>
      <text:list xml:id="list8783849882709890469" text:style-name="L105">
        <text:list-item>
          <text:p text:style-name="P120"><text:soft-page-break/>Prerequisite: <text:span text:style-name="T14">An </text:span><text:span text:style-name="T2">Administrator </text:span><text:span text:style-name="T14">is already logged in, the </text:span><text:span text:style-name="T24">manage users page</text:span><text:span text:style-name="T14"> is open and at least one user (apart from the </text:span><text:span text:style-name="T2">Administrator </text:span><text:span text:style-name="T14">itself) is present</text:span></text:p>
        </text:list-item>
      </text:list>
      <text:list xml:id="list3019182028013400493" text:style-name="L106">
        <text:list-item>
          <text:p text:style-name="P121">Steps:</text:p>
        </text:list-item>
      </text:list>
      <text:p text:style-name="P10">1. The <text:s/><text:span text:style-name="T1">Administrator </text:span>clicks on the edit user button, next to the desired <text:span text:style-name="T1">User</text:span></text:p>
      <text:p text:style-name="P135">2. <text:span text:style-name="T16">A pop-up opens where the </text:span><text:span text:style-name="T5">Administrator </text:span><text:span text:style-name="T16">can edit all the details about the specified </text:span><text:span text:style-name="T5">User</text:span><text:span text:style-name="T16">, before pressing save</text:span></text:p>
      <text:list xml:id="list3209191397578225007" text:style-name="L107">
        <text:list-item>
          <text:p text:style-name="P122">Postcondition: <text:span text:style-name="T14">The new </text:span><text:span text:style-name="T2">User</text:span><text:span text:style-name="T14"> details are now saved</text:span></text:p>
        </text:list-item>
      </text:list>
      <text:list xml:id="list486160781097131400" text:style-name="L108">
        <text:list-item>
          <text:p text:style-name="P123">Alternatives:</text:p>
        </text:list-item>
      </text:list>
      <text:p text:style-name="P7">A)</text:p>
      <text:p text:style-name="P5">3. The email / username is already being used by another existing account</text:p>
      <text:p text:style-name="P5">4. An error message is diplayed, stating which field is already being taken</text:p>
      <text:p text:style-name="P5">5. Step 2</text:p>
      <text:p text:style-name="P5"/>
      <text:p text:style-name="P4">B)</text:p>
      <text:p text:style-name="P4">3. The <text:span text:style-name="T2">Administrator</text:span> click on the register button without filling all mandatory the fields</text:p>
      <text:p text:style-name="P4">4. An error message is displayed, stating that all fields must be filled</text:p>
      <text:p text:style-name="P6">5. Step 2</text:p>
      <text:p text:style-name="P6"/>
      <text:p text:style-name="P6">C)</text:p>
      <text:p text:style-name="P145">2. If the <text:span text:style-name="T1">Administrator </text:span>tries to edit an <text:span text:style-name="T1">Administrator</text:span>, an error message will be displayed, stating that <text:span text:style-name="T1">Administrators</text:span> cannot be edited</text:p>
      <text:list xml:id="list3440395840254869761" text:style-name="L109">
        <text:list-item>
          <text:p text:style-name="P124">Classes Involved: <text:span text:style-name="T2">Administrator</text:span></text:p>
        </text:list-item>
      </text:list>
      <text:p text:style-name="P15"/>
      <text:p text:style-name="P15"/>
      <text:p text:style-name="P14"><text:line-break/><text:span text:style-name="T30">Remove User</text:span></text:p>
      <text:list xml:id="list40329494" text:continue-list="list40324298" text:style-name="L94">
        <text:list-item>
          <text:p text:style-name="P109">Description: <text:span text:style-name="T14">An </text:span><text:span text:style-name="T2">Administrator</text:span><text:span text:style-name="T14"> removes a </text:span><text:span text:style-name="T2">User / Gardener</text:span></text:p>
        </text:list-item>
      </text:list>
      <text:list xml:id="list138642552658391969" text:style-name="L110">
        <text:list-item>
          <text:p text:style-name="P125">Prerequisite: <text:span text:style-name="T14">An </text:span><text:span text:style-name="T2">Administrator </text:span><text:span text:style-name="T14">is already logged in, the </text:span><text:span text:style-name="T24">manage users page</text:span><text:span text:style-name="T14"> is open and at least one user (apart from the </text:span><text:span text:style-name="T2">Administrator </text:span><text:span text:style-name="T14">itself) is present</text:span></text:p>
        </text:list-item>
      </text:list>
      <text:list xml:id="list6760588060263449756" text:style-name="L111">
        <text:list-item>
          <text:p text:style-name="P126">Steps:</text:p>
        </text:list-item>
      </text:list>
      <text:p text:style-name="P10">1. The <text:s/><text:span text:style-name="T1">Administrator </text:span>clicks on the remove user button, next to the desired <text:span text:style-name="T1">User</text:span></text:p>
      <text:list xml:id="list3397705499778145019" text:style-name="L112">
        <text:list-item>
          <text:p text:style-name="P127">Postcondition: <text:span text:style-name="T14">The </text:span><text:span text:style-name="T2">User</text:span><text:span text:style-name="T14"> is now removed</text:span></text:p>
        </text:list-item>
      </text:list>
      <text:list xml:id="list204728076463392281" text:style-name="L113">
        <text:list-item>
          <text:p text:style-name="P128">Alternatives:</text:p>
        </text:list-item>
      </text:list>
      <text:p text:style-name="P18">A) </text:p>
      <text:p text:style-name="P19">2. <text:span text:style-name="T16">If the </text:span><text:span text:style-name="T5">Administrator </text:span><text:span text:style-name="T16">tries to remove an </text:span><text:span text:style-name="T5">Administrator</text:span><text:span text:style-name="T16">, an error message will be displayed, stating that </text:span><text:span text:style-name="T5">Administrators</text:span><text:span text:style-name="T16"> cannot be removed</text:span></text:p>
      <text:list xml:id="list8543269029130684723" text:style-name="L114">
        <text:list-item>
          <text:p text:style-name="P129">Classes Involved: <text:span text:style-name="T2">Administrator</text:span></text:p>
        </text:list-item>
      </text:list>
      <text:p text:style-name="P15"/>
      <text:p text:style-name="P14"><text:line-break/></text:p>
      <text:p text:style-name="P14"/>
      <text:p text:style-name="P14"/>
      <text:p text:style-name="P14"/>
      <text:p text:style-name="P14"/>
      <text:p text:style-name="P14"/>
      <text:p text:style-name="P14"/>
      <text:p text:style-name="P13"><text:span text:style-name="T2"/></text:p>
      <text:p text:style-name="P15"/>
      <text:p text:style-name="Standard"/>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2M24S</meta:editing-duration>
    <meta:editing-cycles>4</meta:editing-cycles>
    <meta:generator>OpenOffice/4.1.13$Win32 OpenOffice.org_project/4113m1$Build-9810</meta:generator>
    <dc:date>2023-03-12T20:07:16.14</dc:date>
    <meta:document-statistic meta:table-count="0" meta:image-count="0" meta:object-count="0" meta:page-count="6" meta:paragraph-count="226" meta:word-count="2216" meta:character-count="12939"/>
    <meta:user-defined meta:name="Info 1"/>
    <meta:user-defined meta:name="Info 2"/>
    <meta:user-defined meta:name="Info 3"/>
    <meta:user-defined meta:name="Info 4"/>
  </office:meta>
</office:document-meta>
</file>